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.1285in"/>
    </style:style>
    <style:style style:name="Table1.B" style:family="table-column">
      <style:table-column-properties style:column-width="5.798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.0382in" fo:border="0.0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e4c9d" officeooo:paragraph-rsid="000e4c9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e4c9d" officeooo:paragraph-rsid="000e4c9d" style:font-size-asian="10.5pt" style:font-weight-asian="normal" style:font-size-complex="12pt" style:font-weight-complex="normal"/>
    </style:style>
    <style:style style:name="P3" style:family="paragraph" style:parent-style-name="Standard">
      <style:text-properties officeooo:rsid="001183b7" officeooo:paragraph-rsid="001183b7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5c7" officeooo:paragraph-rsid="0012e5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Table_20_Contents" style:list-style-name="L1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 style:list-style-name="L1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83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1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5c7" officeooo:paragraph-rsid="0012e5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1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83b7" officeooo:paragraph-rsid="001183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6a4" officeooo:paragraph-rsid="001576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1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76a4" officeooo:paragraph-rsid="001576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1f1e"/>
    </style:style>
    <style:style style:name="T2" style:family="text">
      <style:text-properties officeooo:rsid="001183b7"/>
    </style:style>
    <style:style style:name="T3" style:family="text">
      <style:text-properties officeooo:rsid="001535e9"/>
    </style:style>
    <style:style style:name="T4" style:family="text">
      <style:text-properties officeooo:rsid="001576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Nov 20</text:span>, 2017</text:p>
      <text:h text:style-name="P6" text:outline-level="1">MXUM Style Sheet</text:h>
      <text:p text:style-name="P1"/>
      <table:table table:name="Table1" table:style-name="Table1" table:template-name="test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Style</text:p>
          </table:table-cell>
          <table:table-cell table:style-name="Table1.B1" office:value-type="string">
            <text:p text:style-name="P4">Definition</text:p>
          </table:table-cell>
        </table:table-row>
        <table:table-row table:style-name="Table1.1">
          <table:table-cell table:style-name="Table1.A2" office:value-type="string">
            <text:p text:style-name="P4">Heading 1</text:p>
          </table:table-cell>
          <table:table-cell table:style-name="Table1.B2" office:value-type="string">
            <text:list xml:id="list1078970888" text:style-name="L1">
              <text:list-item>
                <text:p text:style-name="P7">Cursor in heading</text:p>
              </text:list-item>
              <text:list-item>
                <text:p text:style-name="P7">Click Properties icon (wrench)</text:p>
              </text:list-item>
              <text:list-item>
                <text:p text:style-name="P7">In Paragraph section, click in long box lower right</text:p>
              </text:list-item>
              <text:list-item>
                <text:p text:style-name="P7">Select Blue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4">Heading 2</text:p>
          </table:table-cell>
          <table:table-cell table:style-name="Table1.B2" office:value-type="string">
            <text:list xml:id="list90422960798832" text:continue-numbering="true" text:style-name="L1">
              <text:list-item>
                <text:p text:style-name="P7">Cursor in heading</text:p>
              </text:list-item>
              <text:list-item>
                <text:p text:style-name="P7">F11</text:p>
              </text:list-item>
              <text:list-item>
                <text:p text:style-name="P7">Right-click &gt; Modify</text:p>
              </text:list-item>
              <text:list-item>
                <text:p text:style-name="P7">Organizer tab: check autoupdate</text:p>
              </text:list-item>
              <text:list-item>
                <text:p text:style-name="P7">Highlighting tab: select Blue 1</text:p>
              </text:list-item>
              <text:list-item>
                <text:p text:style-name="P7">Apply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4">Heading 3</text:p>
          </table:table-cell>
          <table:table-cell table:style-name="Table1.B2" office:value-type="string">
            <text:list xml:id="list90424096262414" text:continue-numbering="true" text:style-name="L1">
              <text:list-item>
                <text:p text:style-name="P7">Cursor in heading</text:p>
              </text:list-item>
              <text:list-item>
                <text:p text:style-name="P7">F11</text:p>
              </text:list-item>
              <text:list-item>
                <text:p text:style-name="P7">Right-click &gt; Modify</text:p>
              </text:list-item>
              <text:list-item>
                <text:p text:style-name="P7">Organizer tab: check autoupdate</text:p>
              </text:list-item>
              <text:list-item>
                <text:p text:style-name="P7">Highlighting tab: select Gray 3</text:p>
              </text:list-item>
              <text:list-item>
                <text:p text:style-name="P7">Apply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4">Heading 4</text:p>
          </table:table-cell>
          <table:table-cell table:style-name="Table1.B2" office:value-type="string">
            <text:list xml:id="list90422860798150" text:continue-numbering="true" text:style-name="L1">
              <text:list-item>
                <text:p text:style-name="P7">Use for subsections of Heading 3</text:p>
              </text:list-item>
              <text:list-item>
                <text:p text:style-name="P7">Accept default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5">Preformatted</text:p>
          </table:table-cell>
          <table:table-cell table:style-name="Table1.B2" office:value-type="string">
            <text:list xml:id="list90424242614971" text:continue-numbering="true" text:style-name="L1">
              <text:list-item>
                <text:p text:style-name="P9">Use for all code</text:p>
              </text:list-item>
              <text:list-item>
                <text:p text:style-name="P9">Accept default 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4">Captions</text:p>
          </table:table-cell>
          <table:table-cell table:style-name="Table1.B2" office:value-type="string">
            <text:list xml:id="list90423876414161" text:continue-numbering="true" text:style-name="L1">
              <text:list-item>
                <text:p text:style-name="P7">Use for all image captions</text:p>
              </text:list-item>
              <text:list-item>
                <text:p text:style-name="P7">F11, right-click the style Captions <text:span text:style-name="T1">under Bibliography Heading</text:span></text:p>
              </text:list-item>
              <text:list-item>
                <text:p text:style-name="P7">Right-click &gt; Modify</text:p>
              </text:list-item>
              <text:list-item>
                <text:p text:style-name="P7">Organizer tab: check autoupdate</text:p>
              </text:list-item>
              <text:list-item>
                <text:p text:style-name="P7">Font tab: bold italic</text:p>
              </text:list-item>
              <text:list-item>
                <text:p text:style-name="P7">Apply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4">Tables</text:p>
          </table:table-cell>
          <table:table-cell table:style-name="Table1.B2" office:value-type="string">
            <text:list xml:id="list90424326998298" text:continue-numbering="true" text:style-name="L1">
              <text:list-item>
                <text:p text:style-name="P10">Format a table with</text:p>
                <text:list>
                  <text:list-item>
                    <text:p text:style-name="P10">Bold headers</text:p>
                  </text:list-item>
                  <text:list-item>
                    <text:p text:style-name="P10">Background of headers Gray 3</text:p>
                  </text:list-item>
                  <text:list-item>
                    <text:p text:style-name="P10">Make sure headers have same border as rest of table</text:p>
                  </text:list-item>
                </text:list>
              </text:list-item>
              <text:list-item>
                <text:p text:style-name="P8">Move cursor so is angled to a corner and whole table is selected—<text:span text:style-name="T1">OR—click menu View &gt; Toolbars &gt; Table, then find Table icon on bottom </text:span></text:p>
              </text:list-item>
              <text:list-item>
                <text:p text:style-name="P7">Click on menu Table &gt; Autoformat Styles—<text:span text:style-name="T2">OR--find Autoformat icon on Table toolbar</text:span></text:p>
              </text:list-item>
              <text:list-item>
                <text:p text:style-name="P7">Click Add button</text:p>
              </text:list-item>
              <text:list-item>
                <text:p text:style-name="P7">Name “1_MXUM”</text:p>
              </text:list-item>
              <text:list-item>
                <text:p text:style-name="P10">Apply</text:p>
              </text:list-item>
              <text:list-item>
                <text:p text:style-name="P10">Now repeat with succeeding tables; maybe a way to autoupdat<text:span text:style-name="T3">e</text:span>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1">Code</text:p>
          </table:table-cell>
          <table:table-cell table:style-name="Table1.B2" office:value-type="string">
            <text:list xml:id="list90422451552736" text:continue-numbering="true" text:style-name="L1">
              <text:list-item>
                <text:p text:style-name="P12">Select Style “Formatted” (if not in style box on left side of menu, click F11 to <text:soft-page-break/>find the first time)</text:p>
              </text:list-item>
              <text:list-item>
                <text:p text:style-name="P12">Make italic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 style:writing-mode="page"/>
      <style:text-properties fo:font-size="12pt" fo:font-style="italic" fo:font-weight="bold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test.1" style:family="table-cell">
      <style:table-cell-properties fo:background-color="#cccccc" fo:border-left="0.06pt solid #000000" fo:border-right="0.06pt solid #000000" fo:border-top="0.06pt solid #000000" fo:border-bottom="0.06pt solid #000000"/>
      <style:text-properties style:use-window-font-color="true" style:font-size-asian="10.5pt" style:font-name-asian="WenQuanYi Micro Hei" style:font-family-asian="'WenQuanYi Micro Hei'" style:font-name-complex="FreeSans" style:font-family-complex="FreeSans"/>
    </style:style>
    <style:style style:name="test.2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WenQuanYi Micro Hei" style:font-family-asian="'WenQuanYi Micro Hei'" style:font-name-complex="FreeSans" style:font-family-complex="FreeSans"/>
    </style:style>
    <style:style style:name="test.3" style:family="table-cell">
      <style:table-cell-properties fo:border-left="0.06pt solid #000000" fo:border-bottom="0.06pt solid #000000"/>
      <style:text-properties style:use-window-font-color="true" style:font-size-asian="10.5pt" style:font-name-asian="WenQuanYi Micro Hei" style:font-family-asian="'WenQuanYi Micro Hei'" style:font-name-complex="FreeSans" style:font-family-complex="FreeSans"/>
    </style:style>
    <style:style style:name="test.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WenQuanYi Micro Hei" style:font-family-asian="'WenQuanYi Micro Hei'" style:font-name-complex="FreeSans" style:font-family-complex="FreeSans"/>
    </style:style>
    <style:style style:name="test.5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WenQuanYi Micro Hei" style:font-family-asian="'WenQuanYi Micro Hei'" style:font-name-complex="FreeSans" style:font-family-complex="FreeSans"/>
    </style:style>
    <style:style style:name="test.6" style:family="table-cell">
      <style:table-cell-properties fo:border-left="0.06pt solid #000000" fo:border-bottom="0.06pt solid #000000"/>
      <style:text-properties style:use-window-font-color="true" style:font-size-asian="10.5pt" style:font-name-asian="WenQuanYi Micro Hei" style:font-family-asian="'WenQuanYi Micro Hei'" style:font-name-complex="FreeSans" style:font-family-complex="FreeSans"/>
    </style:style>
    <style:style style:name="test.7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WenQuanYi Micro Hei" style:font-family-asian="'WenQuanYi Micro Hei'" style:font-name-complex="FreeSans" style:font-family-complex="FreeSans"/>
    </style:style>
    <style:style style:name="test.8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WenQuanYi Micro Hei" style:font-family-asian="'WenQuanYi Micro Hei'" style:font-name-complex="FreeSans" style:font-family-complex="FreeSans"/>
    </style:style>
    <style:style style:name="test.9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WenQuanYi Micro Hei" style:font-family-asian="'WenQuanYi Micro Hei'" style:font-name-complex="FreeSans" style:font-family-complex="FreeSans"/>
    </style:style>
    <style:style style:name="test.10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WenQuanYi Micro Hei" style:font-family-asian="'WenQuanYi Micro Hei'" style:font-name-complex="FreeSans" style:font-family-complex="FreeSans"/>
    </style:style>
    <style:style style:name="test.11" style:family="table-cell">
      <style:table-cell-properties fo:background-color="#cccccc" fo:border-left="0.06pt solid #000000" fo:border-top="0.06pt solid #000000" fo:border-bottom="0.06pt solid #000000"/>
      <style:text-properties style:use-window-font-color="true" style:font-size-asian="10.5pt" style:font-name-asian="WenQuanYi Micro Hei" style:font-family-asian="'WenQuanYi Micro Hei'" style:font-name-complex="FreeSans" style:font-family-complex="FreeSans"/>
    </style:style>
    <style:style style:name="test.12" style:family="table-cell">
      <style:table-cell-properties fo:background-color="#cccccc" fo:border-left="0.06pt solid #000000" fo:border-right="0.06pt solid #000000" fo:border-top="0.06pt solid #000000" fo:border-bottom="0.06pt solid #000000"/>
      <style:text-properties style:use-window-font-color="true" style:font-size-asian="10.5pt" style:font-name-asian="WenQuanYi Micro Hei" style:font-family-asian="'WenQuanYi Micro Hei'" style:font-name-complex="FreeSans" style:font-family-complex="FreeSans"/>
    </style:style>
    <style:style style:name="test.13" style:family="table-cell">
      <style:table-cell-properties fo:border-left="0.06pt solid #000000" fo:border-bottom="0.06pt solid #000000"/>
      <style:text-properties style:use-window-font-color="true" style:font-size-asian="10.5pt" style:font-name-asian="WenQuanYi Micro Hei" style:font-family-asian="'WenQuanYi Micro Hei'" style:font-name-complex="FreeSans" style:font-family-complex="FreeSans"/>
    </style:style>
    <style:style style:name="test.1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WenQuanYi Micro Hei" style:font-family-asian="'WenQuanYi Micro Hei'" style:font-name-complex="FreeSans" style:font-family-complex="FreeSans"/>
    </style:style>
    <style:style style:name="test.15" style:family="table-cell">
      <style:table-cell-properties fo:background-color="#cccccc" fo:border-left="0.06pt solid #000000" fo:border-right="0.06pt solid #000000" fo:border-top="0.06pt solid #000000" fo:border-bottom="0.06pt solid #000000"/>
      <style:text-properties style:use-window-font-color="true" style:font-size-asian="10.5pt" style:font-name-asian="WenQuanYi Micro Hei" style:font-family-asian="'WenQuanYi Micro Hei'" style:font-name-complex="FreeSans" style:font-family-complex="FreeSans"/>
    </style:style>
    <style:style style:name="test.16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WenQuanYi Micro Hei" style:font-family-asian="'WenQuanYi Micro Hei'" style:font-name-complex="FreeSans" style:font-family-complex="FreeSans"/>
    </style:style>
    <table:table-template table:name="test" table:first-row-end-column="row" table:first-row-start-column="row" table:last-row-end-column="row" table:last-row-start-column="row">
      <table:first-row table:style-name="test.1"/>
      <table:last-row table:style-name="test.2"/>
      <table:first-column table:style-name="test.3"/>
      <table:last-column table:style-name="test.4"/>
      <table:body table:style-name="test.9"/>
      <table:even-rows table:style-name="test.5"/>
      <table:odd-rows table:style-name="test.6"/>
      <table:even-columns table:style-name="test.7"/>
      <table:odd-columns table:style-name="test.8"/>
      <table:background table:style-name="test.10"/>
      <loext:first-row-even-column table:style-name="test.15"/>
      <loext:last-row-even-column table:style-name="test.16"/>
      <loext:first-row-end-column table:style-name="test.12"/>
      <loext:first-row-start-column table:style-name="test.11"/>
      <loext:last-row-end-column table:style-name="test.14"/>
      <loext:last-row-start-column table:style-name="test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5:17:39.403008691</meta:creation-date>
    <dc:date>2017-11-20T09:04:22.022343022</dc:date>
    <meta:editing-duration>PT21M58S</meta:editing-duration>
    <meta:editing-cycles>3</meta:editing-cycles>
    <meta:generator>LibreOffice/5.4.2.2$Linux_X86_64 LibreOffice_project/22b09f6418e8c2d508a9eaf86b2399209b0990f4</meta:generator>
    <meta:document-statistic meta:table-count="1" meta:image-count="0" meta:object-count="0" meta:page-count="2" meta:paragraph-count="50" meta:word-count="249" meta:character-count="1244" meta:non-whitespace-character-count="1085"/>
  </office:meta>
</office:document-meta>
</file>